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291in"/>
    </style:style>
    <style:style style:name="co4" style:family="table-column">
      <style:table-column-properties fo:break-before="auto" style:column-width="0.1689in"/>
    </style:style>
    <style:style style:name="co5" style:family="table-column">
      <style:table-column-properties fo:break-before="auto" style:column-width="0.13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Bsr 232 square wave analysis – PJAlagna author 1-1-201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BID</text:p>
          </table:table-cell>
          <table:table-cell office:value-type="string">
            <text:p>xxxx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BidLock</text:p>
          </table:table-cell>
          <table:table-cell office:value-type="string">
            <text:p>xxx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CTS</text:p>
          </table:table-cell>
          <table:table-cell office:value-type="string">
            <text:p>xxx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BidAck</text:p>
          </table:table-cell>
          <table:table-cell office:value-type="string">
            <text:p>xxxx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//</text:p>
          </table:table-cell>
          <table:table-cell office:value-type="string">
            <text:p>channel open for bid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2/04/2014</text:date>, <text:time>23:1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4T23:17:58</dc:date>
    <dc:creator>Paul Alagna</dc:creator>
    <meta:document-statistic meta:table-count="1" meta:cell-count="20" meta:object-count="0"/>
    <meta:generator>OpenOffice/4.0.0$Unix OpenOffice.org_project/400m3$Build-9702</meta:generator>
  </office:meta>
</office:document-meta>
</file>